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29802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802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802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802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802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802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802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9768" calcext:value-type="float">
            <text:p>49.9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802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5072" calcext:value-type="float">
            <text:p>49.7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802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802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5112" calcext:value-type="float">
            <text:p>50.0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802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802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9288" calcext:value-type="float">
            <text:p>49.9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802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4048" calcext:value-type="float">
            <text:p>49.9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802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1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